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6.4mm"/>
    </style:style>
    <style:style style:name="co5" style:family="table-column">
      <style:table-column-properties fo:break-before="auto" style:column-width="37.7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 style:data-style-name="N108">
      <style:table-cell-properties fo:border-bottom="none" fo:border-left="0.06pt solid #000000" fo:border-right="none" fo:border-top="0.06pt solid #000000"/>
      <style:text-properties fo:font-size="14pt" style:font-size-asian="14pt" style:font-size-complex="14pt"/>
    </style:style>
    <style:style style:name="ce9" style:family="table-cell" style:parent-style-name="Default" style:data-style-name="N108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10" style:family="table-cell" style:parent-style-name="Default" style:data-style-name="N108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 style:data-style-name="N108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14" style:family="table-cell" style:parent-style-name="Default" style:data-style-name="N108">
      <style:text-properties fo:font-size="14pt" style:font-size-asian="14pt" style:font-size-complex="14pt"/>
    </style:style>
    <style:style style:name="ce15" style:family="table-cell" style:parent-style-name="Default" style:data-style-name="N108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 style:data-style-name="N108">
      <style:table-cell-properties fo:border-bottom="none" fo:border-left="none" fo:border-right="0.06pt solid #000000" fo:border-top="0.06pt solid #000000"/>
      <style:text-properties fo:font-size="14pt" style:font-size-asian="14pt" style:font-size-complex="14pt"/>
    </style:style>
    <style:style style:name="ce18" style:family="table-cell" style:parent-style-name="Default" style:data-style-name="N108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108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 style:font-size-asian="14pt" style:font-size-complex="14pt"/>
    </style:style>
    <style:style style:name="ce21" style:family="table-cell" style:parent-style-name="Default" style:data-style-name="N2">
      <style:table-cell-properties fo:border-bottom="none" fo:background-color="#23ff23" fo:border-left="0.06pt solid #000000" fo:border-right="0.06pt solid #000000" fo:border-top="0.06pt solid #000000"/>
      <style:text-properties fo:font-size="14pt" style:font-size-asian="14pt" style:font-size-complex="14pt"/>
    </style:style>
    <style:style style:name="ce49" style:family="table-cell" style:parent-style-name="Default" style:data-style-name="N2">
      <style:table-cell-properties fo:border-bottom="none" fo:background-color="#ffff66" fo:border-left="0.06pt solid #000000" fo:border-right="0.06pt solid #000000" fo:border-top="0.06pt solid #000000"/>
      <style:text-properties fo:font-size="14pt" style:font-size-asian="14pt" style:font-size-complex="14pt"/>
    </style:style>
    <style:style style:name="ce50" style:family="table-cell" style:parent-style-name="Default" style:data-style-name="N2">
      <style:table-cell-properties fo:border-bottom="none" fo:background-color="#ffcc99" fo:border-left="0.06pt solid #000000" fo:border-right="0.06pt solid #000000" fo:border-top="0.06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9" style:family="table-cell" style:parent-style-name="Default" style:data-style-name="N100">
      <style:table-cell-properties fo:wrap-option="wrap" style:vertical-align="middl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9"/>
        <table:table-column table:style-name="co3" table:default-cell-style-name="ce14"/>
        <table:table-column table:style-name="co3" table:default-cell-style-name="ce18"/>
        <table:table-column table:style-name="co4" table:default-cell-style-name="ce1"/>
        <table:table-column table:style-name="co2" table:default-cell-style-name="ce21"/>
        <table:table-column table:style-name="co2" table:default-cell-style-name="Default"/>
        <table:table-column table:style-name="co5" table:default-cell-style-name="ce1"/>
        <table:table-row table:style-name="ro1">
          <table:table-cell table:style-name="ce1"/>
          <table:table-cell/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Mean</text:p>
          </table:table-cell>
          <table:table-cell table:style-name="ce16" office:value-type="string" calcext:value-type="string">
            <text:p>Max</text:p>
          </table:table-cell>
          <table:table-cell/>
          <table:table-cell table:style-name="ce20" office:value-type="string" calcext:value-type="string">
            <text:p>Jitter [%]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i5 Gen1 (Linux)</text:p>
          </table:table-cell>
          <table:table-cell table:style-name="ce5" office:value-type="string" calcext:value-type="string">
            <text:p>25ms</text:p>
          </table:table-cell>
          <table:table-cell table:style-name="ce8" office:value-type="float" office:value="0.02490262" calcext:value-type="float">
            <text:p>2,490E-02</text:p>
          </table:table-cell>
          <table:table-cell table:style-name="ce13" office:value-type="float" office:value="0.02499371" calcext:value-type="float">
            <text:p>2,499E-02</text:p>
          </table:table-cell>
          <table:table-cell table:style-name="ce17" office:value-type="float" office:value="0.02509947" calcext:value-type="float">
            <text:p>2,510E-02</text:p>
          </table:table-cell>
          <table:table-cell table:style-name="ce5"/>
          <table:table-cell table:formula="of:=100/[.D2]*(([.E2]-[.C2])/2)" office:value-type="float" office:value="0.393799079848494" calcext:value-type="float">
            <text:p>0,39</text:p>
          </table:table-cell>
          <table:table-cell table:style-name="ce46" office:value-type="string" calcext:value-type="string" table:number-columns-spanned="1" table:number-rows-spanned="3">
            <text:p>OK</text:p>
          </table:table-cell>
          <table:table-cell table:style-name="ce29" office:value-type="string" calcext:value-type="string" table:number-columns-spanned="1" table:number-rows-spanned="7">
            <text:p>Note: effects are similar with Debug and Release Builds</text:p>
          </table:table-cell>
        </table:table-row>
        <table:table-row table:style-name="ro1">
          <table:table-cell/>
          <table:table-cell office:value-type="string" calcext:value-type="string">
            <text:p>10ms</text:p>
          </table:table-cell>
          <table:table-cell office:value-type="float" office:value="0.009920478" calcext:value-type="float">
            <text:p>9,920E-03</text:p>
          </table:table-cell>
          <table:table-cell office:value-type="float" office:value="0.01001275" calcext:value-type="float">
            <text:p>1,001E-02</text:p>
          </table:table-cell>
          <table:table-cell office:value-type="float" office:value="0.01008336" calcext:value-type="float">
            <text:p>1,008E-02</text:p>
          </table:table-cell>
          <table:table-cell/>
          <table:table-cell table:formula="of:=100/[.D3]*(([.E3]-[.C3])/2)" office:value-type="float" office:value="0.813372949489399" calcext:value-type="float">
            <text:p>0,81</text:p>
          </table:table-cell>
          <table:covered-table-cell table:style-name="ce1"/>
          <table:covered-table-cell/>
        </table:table-row>
        <table:table-row table:style-name="ro1">
          <table:table-cell/>
          <table:table-cell office:value-type="string" calcext:value-type="string">
            <text:p>5m</text:p>
          </table:table-cell>
          <table:table-cell office:value-type="float" office:value="0.004919459" calcext:value-type="float">
            <text:p>4,919E-03</text:p>
          </table:table-cell>
          <table:table-cell office:value-type="float" office:value="0.004992045" calcext:value-type="float">
            <text:p>4,992E-03</text:p>
          </table:table-cell>
          <table:table-cell office:value-type="float" office:value="0.005084153" calcext:value-type="float">
            <text:p>5,084E-03</text:p>
          </table:table-cell>
          <table:table-cell/>
          <table:table-cell table:style-name="ce49" table:formula="of:=100/[.D4]*(([.E4]-[.C4])/2)" office:value-type="float" office:value="1.64956445705117" calcext:value-type="float">
            <text:p>1,65</text:p>
          </table:table-cell>
          <table:covered-table-cell table:style-name="ce1"/>
          <table:covered-table-cell/>
        </table:table-row>
        <table:table-row table:style-name="ro1">
          <table:table-cell/>
          <table:table-cell office:value-type="string" calcext:value-type="string">
            <text:p>1ms</text:p>
          </table:table-cell>
          <table:table-cell office:value-type="float" office:value="0.000953185" calcext:value-type="float">
            <text:p>9,532E-04</text:p>
          </table:table-cell>
          <table:table-cell office:value-type="float" office:value="0.001002111" calcext:value-type="float">
            <text:p>1,002E-03</text:p>
          </table:table-cell>
          <table:table-cell office:value-type="float" office:value="0.001075519" calcext:value-type="float">
            <text:p>1,076E-03</text:p>
          </table:table-cell>
          <table:table-cell/>
          <table:table-cell table:style-name="ce50" table:formula="of:=100/[.D5]*(([.E5]-[.C5])/2)" office:value-type="float" office:value="6.10381484685828" calcext:value-type="float">
            <text:p>6,10</text:p>
          </table:table-cell>
          <table:table-cell table:style-name="ce46" office:value-type="string" calcext:value-type="string" table:number-columns-spanned="1" table:number-rows-spanned="4">
            <text:p>Not O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0.5ms</text:p>
          </table:table-cell>
          <table:table-cell office:value-type="float" office:value="0.000435185" calcext:value-type="float">
            <text:p>4,352E-04</text:p>
          </table:table-cell>
          <table:table-cell office:value-type="float" office:value="0.0005046978" calcext:value-type="float">
            <text:p>5,047E-04</text:p>
          </table:table-cell>
          <table:table-cell office:value-type="float" office:value="0.00056296" calcext:value-type="float">
            <text:p>5,630E-04</text:p>
          </table:table-cell>
          <table:table-cell/>
          <table:table-cell table:style-name="ce50" table:formula="of:=100/[.D6]*(([.E6]-[.C6])/2)" office:value-type="float" office:value="12.6585651849483" calcext:value-type="float">
            <text:p>12,66</text:p>
          </table:table-cell>
          <table:covered-table-cell table:style-name="ce1"/>
          <table:covered-table-cell/>
        </table:table-row>
        <table:table-row table:style-name="ro1">
          <table:table-cell/>
          <table:table-cell office:value-type="string" calcext:value-type="string">
            <text:p>0.25ms</text:p>
          </table:table-cell>
          <table:table-cell office:value-type="float" office:value="0.000125627" calcext:value-type="float">
            <text:p>1,256E-04</text:p>
          </table:table-cell>
          <table:table-cell office:value-type="float" office:value="0.0002460924" calcext:value-type="float">
            <text:p>2,461E-04</text:p>
          </table:table-cell>
          <table:table-cell office:value-type="float" office:value="0.000373083" calcext:value-type="float">
            <text:p>3,731E-04</text:p>
          </table:table-cell>
          <table:table-cell/>
          <table:table-cell table:style-name="ce50" table:formula="of:=100/[.D7]*(([.E7]-[.C7])/2)" office:value-type="float" office:value="50.2770504087083" calcext:value-type="float">
            <text:p>50,28</text:p>
          </table:table-cell>
          <table:covered-table-cell table:style-name="ce1"/>
          <table:covered-table-cell/>
        </table:table-row>
        <table:table-row table:style-name="ro1">
          <table:table-cell table:style-name="ce4"/>
          <table:table-cell table:style-name="ce6" office:value-type="string" calcext:value-type="string">
            <text:p>0.1ms</text:p>
          </table:table-cell>
          <table:table-cell table:style-name="ce10" office:value-type="float" office:value="0.000080387" calcext:value-type="float">
            <text:p>8,039E-05</text:p>
          </table:table-cell>
          <table:table-cell table:style-name="ce15" office:value-type="float" office:value="0.0000997144" calcext:value-type="float">
            <text:p>9,971E-05</text:p>
          </table:table-cell>
          <table:table-cell table:style-name="ce19" office:value-type="float" office:value="0.000117445" calcext:value-type="float">
            <text:p>1,174E-04</text:p>
          </table:table-cell>
          <table:table-cell table:style-name="ce6"/>
          <table:table-cell table:style-name="ce50" table:formula="of:=100/[.D8]*(([.E8]-[.C8])/2)" office:value-type="float" office:value="18.5820703930425" calcext:value-type="float">
            <text:p>18,58</text:p>
          </table:table-cell>
          <table:covered-table-cell table:style-name="ce1"/>
          <table:covered-table-cell/>
        </table:table-row>
        <table:table-row table:style-name="ro1">
          <table:table-cell table:style-name="ce2" office:value-type="string" calcext:value-type="string">
            <text:p>RaspberryPi 3</text:p>
          </table:table-cell>
          <table:table-cell table:style-name="ce5" office:value-type="string" calcext:value-type="string">
            <text:p>25ms</text:p>
          </table:table-cell>
          <table:table-cell table:style-name="ce8" office:value-type="float" office:value="0.02499542" calcext:value-type="float">
            <text:p>2,500E-02</text:p>
          </table:table-cell>
          <table:table-cell table:style-name="ce13" office:value-type="float" office:value="0.02499974" calcext:value-type="float">
            <text:p>2,500E-02</text:p>
          </table:table-cell>
          <table:table-cell table:style-name="ce17" office:value-type="float" office:value="0.02500537" calcext:value-type="float">
            <text:p>2,501E-02</text:p>
          </table:table-cell>
          <table:table-cell table:style-name="ce5"/>
          <table:table-cell table:formula="of:=100/[.D9]*(([.E9]-[.C9])/2)" office:value-type="float" office:value="0.0199002069621487" calcext:value-type="float">
            <text:p>0,02</text:p>
          </table:table-cell>
          <table:table-cell table:style-name="ce46" office:value-type="string" calcext:value-type="string" table:number-columns-spanned="1" table:number-rows-spanned="6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ms</text:p>
          </table:table-cell>
          <table:table-cell office:value-type="float" office:value="0.0099952" calcext:value-type="float">
            <text:p>9,995E-03</text:p>
          </table:table-cell>
          <table:table-cell office:value-type="float" office:value="0.01000019" calcext:value-type="float">
            <text:p>1,000E-02</text:p>
          </table:table-cell>
          <table:table-cell office:value-type="float" office:value="0.01000478" calcext:value-type="float">
            <text:p>1,000E-02</text:p>
          </table:table-cell>
          <table:table-cell/>
          <table:table-cell table:formula="of:=100/[.D10]*(([.E10]-[.C10])/2)" office:value-type="float" office:value="0.0478990899172933" calcext:value-type="float">
            <text:p>0,05</text:p>
          </table:table-cell>
          <table:covered-table-cell table:style-name="ce27"/>
          <table:table-cell/>
        </table:table-row>
        <table:table-row table:style-name="ro1">
          <table:table-cell/>
          <table:table-cell office:value-type="string" calcext:value-type="string">
            <text:p>5m</text:p>
          </table:table-cell>
          <table:table-cell office:value-type="float" office:value="0.004982001" calcext:value-type="float">
            <text:p>4,982E-03</text:p>
          </table:table-cell>
          <table:table-cell office:value-type="float" office:value="0.004999963" calcext:value-type="float">
            <text:p>5,000E-03</text:p>
          </table:table-cell>
          <table:table-cell office:value-type="float" office:value="0.005021741" calcext:value-type="float">
            <text:p>5,022E-03</text:p>
          </table:table-cell>
          <table:table-cell/>
          <table:table-cell table:formula="of:=100/[.D11]*(([.E11]-[.C11])/2)" office:value-type="float" office:value="0.397402940781761" calcext:value-type="float">
            <text:p>0,40</text:p>
          </table:table-cell>
          <table:covered-table-cell table:style-name="ce27"/>
          <table:table-cell/>
        </table:table-row>
        <table:table-row table:style-name="ro1">
          <table:table-cell/>
          <table:table-cell office:value-type="string" calcext:value-type="string">
            <text:p>1ms</text:p>
          </table:table-cell>
          <table:table-cell office:value-type="float" office:value="0.000978432" calcext:value-type="float">
            <text:p>9,784E-04</text:p>
          </table:table-cell>
          <table:table-cell office:value-type="float" office:value="0.001000768" calcext:value-type="float">
            <text:p>1,001E-03</text:p>
          </table:table-cell>
          <table:table-cell office:value-type="float" office:value="0.001020463" calcext:value-type="float">
            <text:p>1,020E-03</text:p>
          </table:table-cell>
          <table:table-cell/>
          <table:table-cell table:style-name="ce49" table:formula="of:=100/[.D12]*(([.E12]-[.C12])/2)" office:value-type="float" office:value="2.09993724819339" calcext:value-type="float">
            <text:p>2,10</text:p>
          </table:table-cell>
          <table:covered-table-cell table:style-name="ce27"/>
          <table:table-cell/>
        </table:table-row>
        <table:table-row table:style-name="ro1">
          <table:table-cell/>
          <table:table-cell office:value-type="string" calcext:value-type="string">
            <text:p>0.5ms</text:p>
          </table:table-cell>
          <table:table-cell office:value-type="float" office:value="0.000498435" calcext:value-type="float">
            <text:p>4,984E-04</text:p>
          </table:table-cell>
          <table:table-cell office:value-type="float" office:value="0.0005001547" calcext:value-type="float">
            <text:p>5,002E-04</text:p>
          </table:table-cell>
          <table:table-cell office:value-type="float" office:value="0.000504737" calcext:value-type="float">
            <text:p>5,047E-04</text:p>
          </table:table-cell>
          <table:table-cell/>
          <table:table-cell table:formula="of:=100/[.D13]*(([.E13]-[.C13])/2)" office:value-type="float" office:value="0.630005076429355" calcext:value-type="float">
            <text:p>0,63</text:p>
          </table:table-cell>
          <table:covered-table-cell table:style-name="ce27"/>
          <table:table-cell/>
        </table:table-row>
        <table:table-row table:style-name="ro1">
          <table:table-cell/>
          <table:table-cell office:value-type="string" calcext:value-type="string">
            <text:p>0.25ms</text:p>
          </table:table-cell>
          <table:table-cell office:value-type="float" office:value="0.000248071" calcext:value-type="float">
            <text:p>2,481E-04</text:p>
          </table:table-cell>
          <table:table-cell office:value-type="float" office:value="0.0002501312" calcext:value-type="float">
            <text:p>2,501E-04</text:p>
          </table:table-cell>
          <table:table-cell office:value-type="float" office:value="0.00025479" calcext:value-type="float">
            <text:p>2,548E-04</text:p>
          </table:table-cell>
          <table:table-cell/>
          <table:table-cell table:style-name="ce49" table:formula="of:=100/[.D14]*(([.E14]-[.C14])/2)" office:value-type="float" office:value="1.34309514366861" calcext:value-type="float">
            <text:p>1,34</text:p>
          </table:table-cell>
          <table:covered-table-cell table:style-name="ce27"/>
          <table:table-cell/>
        </table:table-row>
        <table:table-row table:style-name="ro1">
          <table:table-cell table:style-name="ce4"/>
          <table:table-cell table:style-name="ce6" office:value-type="string" calcext:value-type="string">
            <text:p>0.1ms</text:p>
          </table:table-cell>
          <table:table-cell table:style-name="ce10" office:value-type="float" office:value="0.00008026" calcext:value-type="float">
            <text:p>8,026E-05</text:p>
          </table:table-cell>
          <table:table-cell table:style-name="ce15" office:value-type="float" office:value="0.0001000131" calcext:value-type="float">
            <text:p>1,000E-04</text:p>
          </table:table-cell>
          <table:table-cell table:style-name="ce19" office:value-type="float" office:value="0.000135468" calcext:value-type="float">
            <text:p>1,355E-04</text:p>
          </table:table-cell>
          <table:table-cell table:style-name="ce6"/>
          <table:table-cell table:style-name="ce50" table:formula="of:=100/[.D15]*(([.E15]-[.C15])/2)" office:value-type="float" office:value="27.6003843496502" calcext:value-type="float">
            <text:p>27,60</text:p>
          </table:table-cell>
          <table:table-cell table:style-name="ce28" office:value-type="string" calcext:value-type="string">
            <text:p>Not OK</text:p>
          </table:table-cell>
          <table:table-cell/>
        </table:table-row>
        <table:table-row table:style-name="ro1">
          <table:table-cell table:style-name="ce2" office:value-type="string" calcext:value-type="string">
            <text:p>Raspi 3B+</text:p>
          </table:table-cell>
          <table:table-cell table:style-name="ce5" office:value-type="string" calcext:value-type="string">
            <text:p>25ms</text:p>
          </table:table-cell>
          <table:table-cell table:style-name="ce8" office:value-type="float" office:value="0.02497587" calcext:value-type="float">
            <text:p>2,498E-02</text:p>
          </table:table-cell>
          <table:table-cell table:style-name="ce13" office:value-type="float" office:value="0.02499991" calcext:value-type="float">
            <text:p>2,500E-02</text:p>
          </table:table-cell>
          <table:table-cell table:style-name="ce17" office:value-type="float" office:value="0.0250228" calcext:value-type="float">
            <text:p>2,502E-02</text:p>
          </table:table-cell>
          <table:table-cell table:style-name="ce5"/>
          <table:table-cell table:formula="of:=100/[.D16]*(([.E16]-[.C16])/2)" office:value-type="float" office:value="0.0938603378972037" calcext:value-type="float">
            <text:p>0,09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10ms</text:p>
          </table:table-cell>
          <table:table-cell office:value-type="float" office:value="0.009985495" calcext:value-type="float">
            <text:p>9,985E-03</text:p>
          </table:table-cell>
          <table:table-cell office:value-type="float" office:value="0.009999943" calcext:value-type="float">
            <text:p>1,000E-02</text:p>
          </table:table-cell>
          <table:table-cell office:value-type="float" office:value="0.01001872" calcext:value-type="float">
            <text:p>1,002E-02</text:p>
          </table:table-cell>
          <table:table-cell/>
          <table:table-cell table:formula="of:=100/[.D17]*(([.E17]-[.C17])/2)" office:value-type="float" office:value="0.166125946917904" calcext:value-type="float">
            <text:p>0,17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5m</text:p>
          </table:table-cell>
          <table:table-cell office:value-type="float" office:value="0.004991809" calcext:value-type="float">
            <text:p>4,992E-03</text:p>
          </table:table-cell>
          <table:table-cell table:number-columns-repeated="2" office:value-type="float" office:value="0.00500103" calcext:value-type="float">
            <text:p>5,001E-03</text:p>
          </table:table-cell>
          <table:table-cell/>
          <table:table-cell table:formula="of:=100/[.D18]*(([.E18]-[.C18])/2)" office:value-type="float" office:value="0.0921910086522199" calcext:value-type="float">
            <text:p>0,09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1ms</text:p>
          </table:table-cell>
          <table:table-cell office:value-type="float" office:value="0.000988278" calcext:value-type="float">
            <text:p>9,883E-04</text:p>
          </table:table-cell>
          <table:table-cell office:value-type="float" office:value="0.0009999482" calcext:value-type="float">
            <text:p>9,999E-04</text:p>
          </table:table-cell>
          <table:table-cell office:value-type="float" office:value="0.001022237" calcext:value-type="float">
            <text:p>1,022E-03</text:p>
          </table:table-cell>
          <table:table-cell/>
          <table:table-cell table:style-name="ce49" table:formula="of:=100/[.D19]*(([.E19]-[.C19])/2)" office:value-type="float" office:value="1.69803795836625" calcext:value-type="float">
            <text:p>1,7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0.5ms</text:p>
          </table:table-cell>
          <table:table-cell office:value-type="float" office:value="0.000493488" calcext:value-type="float">
            <text:p>4,935E-04</text:p>
          </table:table-cell>
          <table:table-cell office:value-type="float" office:value="0.0004999632" calcext:value-type="float">
            <text:p>5,000E-04</text:p>
          </table:table-cell>
          <table:table-cell office:value-type="float" office:value="0.000515779" calcext:value-type="float">
            <text:p>5,158E-04</text:p>
          </table:table-cell>
          <table:table-cell/>
          <table:table-cell table:style-name="ce49" table:formula="of:=100/[.D20]*(([.E20]-[.C20])/2)" office:value-type="float" office:value="2.22926407383584" calcext:value-type="float">
            <text:p>2,23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0.25ms</text:p>
          </table:table-cell>
          <table:table-cell office:value-type="float" office:value="0.000239009" calcext:value-type="float">
            <text:p>2,390E-04</text:p>
          </table:table-cell>
          <table:table-cell office:value-type="float" office:value="0.0002500717" calcext:value-type="float">
            <text:p>2,501E-04</text:p>
          </table:table-cell>
          <table:table-cell office:value-type="float" office:value="0.000271458" calcext:value-type="float">
            <text:p>2,715E-04</text:p>
          </table:table-cell>
          <table:table-cell/>
          <table:table-cell table:style-name="ce49" table:formula="of:=100/[.D21]*(([.E21]-[.C21])/2)" office:value-type="float" office:value="6.48793925902051" calcext:value-type="float">
            <text:p>6,49</text:p>
          </table:table-cell>
          <table:table-cell/>
          <table:table-cell table:style-name="Default"/>
        </table:table-row>
        <table:table-row table:style-name="ro1">
          <table:table-cell table:style-name="ce4"/>
          <table:table-cell table:style-name="ce6" office:value-type="string" calcext:value-type="string">
            <text:p>0.1ms</text:p>
          </table:table-cell>
          <table:table-cell table:style-name="ce10" office:value-type="float" office:value="0.000089167" calcext:value-type="float">
            <text:p>8,917E-05</text:p>
          </table:table-cell>
          <table:table-cell table:style-name="ce15" office:value-type="float" office:value="0.0000998123" calcext:value-type="float">
            <text:p>9,981E-05</text:p>
          </table:table-cell>
          <table:table-cell table:style-name="ce19" office:value-type="float" office:value="0.000124166" calcext:value-type="float">
            <text:p>1,242E-04</text:p>
          </table:table-cell>
          <table:table-cell table:style-name="ce6"/>
          <table:table-cell table:style-name="ce50" table:formula="of:=100/[.D22]*(([.E22]-[.C22])/2)" office:value-type="float" office:value="17.5324083304362" calcext:value-type="float">
            <text:p>17,53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.00.0000</text:date>, <text:time style:data-style-name="N2" text:time-value="20:03:54.9958857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Schneider</meta:initial-creator>
    <meta:creation-date>2018-09-22T12:06:36.071471427</meta:creation-date>
    <dc:date>2018-11-02T20:21:19.099869817</dc:date>
    <dc:creator>Danny Schneider</dc:creator>
    <meta:editing-duration>PT13M54S</meta:editing-duration>
    <meta:editing-cycles>4</meta:editing-cycles>
    <meta:generator>LibreOffice/6.0.6.2$Linux_X86_64 LibreOffice_project/00m0$Build-2</meta:generator>
    <meta:document-statistic meta:table-count="1" meta:cell-count="117" meta:object-count="0"/>
  </office:meta>
</office:document-meta>
</file>